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 location</text:p>
          </table:table-cell>
          <table:table-cell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dd registers 1 and 2 and place in register 0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dd registers 0 and 2 and place in register 1</text:p>
          </table:table-cell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ubtract register 2 from register 1 and place in register 3</text:p>
          </table:table-cell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itwise AND of register 0 and 1 and place in register 2</text:p>
          </table:table-cell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dd 6 to register 2 and place in register 0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ogical shift left by 2 of register 2 and place in register 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0:23:15.079326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0:13:14.946421573</meta:creation-date>
    <meta:editing-duration>PT4M13S</meta:editing-duration>
    <meta:editing-cycles>3</meta:editing-cycles>
    <meta:generator>LibreOffice/4.4.4.2$Linux_X86_64 LibreOffice_project/40$Build-2</meta:generator>
    <meta:initial-creator>Embecosm User</meta:initial-creator>
    <dc:date>2015-07-17T10:18:00.180218714</dc:date>
    <dc:creator>Embecosm User</dc:creator>
    <meta:document-statistic meta:table-count="1" meta:cell-count="59" meta:object-count="0"/>
  </office:meta>
</office:document-meta>
</file>